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TablePreview3.svm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_20__28_var_29_" svg:stroke-width="0.102cm" svg:stroke-color="#00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051cm" svg:stroke-color="#ffff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Fine_20_Dashed" svg:stroke-width="0.102cm" svg:stroke-color="#9999ff" draw:marker-start-width="0.352cm" draw:marker-end-width="0.3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fo:min-height="14.016cm"/>
    </style:style>
    <style:style style:name="pr8" style:family="presentation" style:parent-style-name="Default-title">
      <style:graphic-properties fo:min-height="2.927cm"/>
    </style:style>
    <style:style style:name="pr9" style:family="presentation" style:parent-style-name="Default-outline1">
      <style:graphic-properties fo:min-height="7.841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fo:min-height="6.297cm"/>
    </style:style>
    <style:style style:name="pr12" style:family="presentation" style:parent-style-name="Default-outline1">
      <style:graphic-properties fo:min-height="8.557cm"/>
    </style:style>
    <style:style style:name="pr13" style:family="presentation" style:parent-style-name="Default-outline1">
      <style:graphic-properties fo:min-height="14.016cm"/>
    </style:style>
    <style:style style:name="pr14" style:family="presentation" style:parent-style-name="Default-outline1">
      <style:graphic-properties fo:min-height="10.156cm"/>
    </style:style>
    <style:style style:name="co1" style:family="table-column">
      <style:table-column-properties style:column-width="5.153cm" style:use-optimal-column-width="false"/>
    </style:style>
    <style:style style:name="co2" style:family="table-column">
      <style:table-column-properties style:column-width="11.45cm" style:use-optimal-column-width="false"/>
    </style:style>
    <style:style style:name="co3" style:family="table-column">
      <style:table-column-properties style:column-width="3.913cm" style:use-optimal-column-width="false"/>
    </style:style>
    <style:style style:name="co4" style:family="table-column">
      <style:table-column-properties style:column-width="7.034cm" style:use-optimal-column-width="false"/>
    </style:style>
    <style:style style:name="co5" style:family="table-column">
      <style:table-column-properties style:column-width="7.038cm" style:use-optimal-column-width="false"/>
    </style:style>
    <style:style style:name="co6" style:family="table-column">
      <style:table-column-properties style:column-width="2.11cm" style:use-optimal-column-width="false"/>
    </style:style>
    <style:style style:name="co7" style:family="table-column">
      <style:table-column-properties style:column-width="3.278cm" style:use-optimal-column-width="false"/>
    </style:style>
    <style:style style:name="co8" style:family="table-column">
      <style:table-column-properties style:column-width="1.517cm" style:use-optimal-column-width="false"/>
    </style:style>
    <style:style style:name="co9" style:family="table-column">
      <style:table-column-properties style:column-width="5.04cm" style:use-optimal-column-width="false"/>
    </style:style>
    <style:style style:name="ro1" style:family="table-row">
      <style:table-row-properties style:row-height="2.747cm"/>
    </style:style>
    <style:style style:name="ro2" style:family="table-row">
      <style:table-row-properties style:row-height="2.75cm"/>
    </style:style>
    <style:style style:name="ro3" style:family="table-row">
      <style:table-row-properties style:row-height="2.613cm"/>
    </style:style>
    <style:style style:name="ro4" style:family="table-row">
      <style:table-row-properties style:row-height="0.6cm"/>
    </style:style>
    <style:style style:name="ro5" style:family="table-row">
      <style:table-row-properties style:row-height="1.719cm"/>
    </style:style>
    <style:style style:name="ro6" style:family="table-row">
      <style:table-row-properties style:row-height="0.937cm"/>
    </style:style>
    <style:style style:name="ce1" style:family="table-cell">
      <style:graphic-properties style:repeat="repeat" draw:textarea-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 draw:textarea-vertical-align="middle"/>
    </style:style>
    <style:style style:name="ce5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color="#000000" fo:font-weight="bold" style:font-weight-asian="bold" style:font-weight-complex="bold"/>
    </style:style>
    <style:style style:name="P9" style:family="paragraph"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style:text-properties fo:font-size="16pt"/>
    </style:style>
    <style:style style:name="P11" style:family="paragraph">
      <style:paragraph-properties fo:text-align="center"/>
      <style:text-properties fo:color="#000000" fo:text-shadow="1pt 1pt"/>
    </style:style>
    <style:style style:name="P12" style:family="paragraph">
      <style:paragraph-properties fo:text-align="center"/>
      <style:text-properties fo:color="#000000" fo:text-shadow="1pt 1pt" fo:font-weight="bold" style:font-weight-asian="bold" style:font-weight-complex="bold"/>
    </style:style>
    <style:style style:name="T1" style:family="text">
      <style:text-properties fo:color="#ffff00"/>
    </style:style>
    <style:style style:name="T2" style:family="text">
      <style:text-properties fo:color="#ccccff"/>
    </style:style>
    <style:style style:name="T3" style:family="text">
      <style:text-properties fo:color="#ffffff"/>
    </style:style>
    <style:style style:name="T4" style:family="text">
      <style:text-properties fo:color="#23ff23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23ff23" fo:font-size="26pt" style:font-size-asian="26pt" style:font-size-complex="26pt"/>
    </style:style>
    <style:style style:name="T8" style:family="text">
      <style:text-properties fo:color="#23ff23" fo:font-weight="bold" style:font-weight-asian="bold" style:font-weight-complex="bold"/>
    </style:style>
    <style:style style:name="T9" style:family="text">
      <style:text-properties fo:color="#ffcc99" fo:font-weight="bold" style:font-weight-asian="bold" style:font-weight-complex="bold"/>
    </style:style>
    <style:style style:name="T10" style:family="text">
      <style:text-properties fo:color="#ffcc99"/>
    </style:style>
    <style:style style:name="T11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fff00" fo:font-weight="bold" style:font-weight-asian="bold" style:font-weight-complex="bold"/>
    </style:style>
    <style:style style:name="T13" style:family="text">
      <style:text-properties fo:color="#ccccff" fo:font-weight="bold" style:font-weight-asian="bold" style:font-weight-complex="bold"/>
    </style:style>
    <style:style style:name="T1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cc99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23ff23" fo:font-size="24pt" fo:font-weight="bold" style:font-size-asian="26pt" style:font-weight-asian="bold" style:font-size-complex="26pt" style:font-weight-complex="bold"/>
    </style:style>
    <style:style style:name="T21" style:family="text">
      <style:text-properties fo:color="#ffcc99" fo:font-size="24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01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01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016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508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016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016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508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Swing layout</presentation:footer-decl>
      <presentation:footer-decl presentation:name="ftr2">CMPTxxxx</presentation:footer-decl>
      <presentation:date-time-decl presentation:name="dtd1" presentation:source="fixed">12 Feb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Swing: Layout Manager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2 Feb 2010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del-View-Controller</text:p>
          </draw:text-box>
        </draw:frame>
        <draw:frame presentation:style-name="pr5" draw:text-style-name="P3" draw:layer="layout" svg:width="25.199cm" svg:height="14.785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Design patterns</text:span>: reusable, generic concepts to help you design your programs</text:p>
              </text:list-item>
              <text:list-item>
                <text:p text:style-name="P1"><text:span text:style-name="T1">MVC</text:span> design pattern:</text:p>
                <text:list>
                  <text:list-item>
                    <text:p text:style-name="P1"><text:span text:style-name="T1">Model</text:span>: <text:span text:style-name="T2">stores </text:span><text:span text:style-name="T3">data</text:span></text:p>
                    <text:list>
                      <text:list-item>
                        <text:p text:style-name="P1">Computation, methods to transform data</text:p>
                      </text:list-item>
                      <text:list-item>
                        <text:p text:style-name="P1">Data structure issues: arrays? Linked-lists? Classes?</text:p>
                      </text:list-item>
                    </text:list>
                  </text:list-item>
                  <text:list-item>
                    <text:p text:style-name="P1"><text:span text:style-name="T1">View</text:span>: <text:span text:style-name="T2">display</text:span> / output / read</text:p>
                    <text:list>
                      <text:list-item>
                        <text:p text:style-name="P1">println()? Swing? Web? JTextField?</text:p>
                      </text:list-item>
                    </text:list>
                  </text:list-item>
                  <text:list-item>
                    <text:p text:style-name="P1"><text:span text:style-name="T1">Controller</text:span>: <text:span text:style-name="T2">manipulate</text:span> / input / write</text:p>
                    <text:list>
                      <text:list-item>
                        <text:p text:style-name="P1">Command-line? Buttons? <text:s/>Mouse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VC in Swing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Model</text:span>:</text:p>
                <text:list>
                  <text:list-item>
                    <text:p text:style-name="P1">Core <text:span text:style-name="T1">content</text:span>/functionality of program</text:p>
                  </text:list-item>
                  <text:list-item>
                    <text:p text:style-name="P1">Ideally, should be <text:span text:style-name="T1">independent</text:span> of Swing</text:p>
                  </text:list-item>
                </text:list>
              </text:list-item>
              <text:list-item>
                <text:p text:style-name="P1"><text:span text:style-name="T1">View</text:span>:</text:p>
                <text:list>
                  <text:list-item>
                    <text:p text:style-name="P1"><text:span text:style-name="T4">JFrame</text:span>, <text:span text:style-name="T4">JPanel</text:span>, <text:span text:style-name="T1">layout manager</text:span>, widgets</text:p>
                  </text:list-item>
                </text:list>
              </text:list-item>
              <text:list-item>
                <text:p text:style-name="P1"><text:span text:style-name="T1">Controller</text:span>: Event handler:</text:p>
                <text:list>
                  <text:list-item>
                    <text:p text:style-name="P1">implements <text:span text:style-name="T4">ActionListener</text:span>, <text:span text:style-name="T4">ItemListener</text:span> {</text:p>
                    <text:list>
                      <text:list-item>
                        <text:p text:style-name="P1">public void <text:span text:style-name="T4">actionPerformed</text:span>( <text:span text:style-name="T4">ActionEvent</text:span> e )</text:p>
                      </text:list-item>
                      <text:list-item>
                        <text:p text:style-name="P1">public void <text:span text:style-name="T4">itemStateChanged</text:span>( <text:span text:style-name="T4">ItemEvent</text:span> e )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5" draw:id="id2" draw:layer="layout" svg:width="4.354cm" svg:height="3.749cm" svg:x="17.292cm" svg:y="0.937cm">
          <text:p text:style-name="P4"><text:span text:style-name="T5">Model</text:span></text:p>
          <draw:enhanced-geometry svg:viewBox="0 0 21600 21600" draw:path-stretchpoint-x="10800" draw:path-stretchpoint-y="10800" draw:text-areas="?f3 ?f4 ?f5 ?f6" draw:type="round-rectangle" draw:modifiers="7.53400767352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1" draw:layer="layout" svg:width="3.859cm" svg:height="2.04cm" svg:x="11.816cm" svg:y="3.053cm">
          <text:p text:style-name="P4"><text:span text:style-name="T5">View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3" draw:layer="layout" svg:width="4.522cm" svg:height="2.04cm" svg:x="23.075cm" svg:y="2.953cm">
          <text:p text:style-name="P4"><text:span text:style-name="T5">Contro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line" svg:x1="15.675cm" svg:y1="4.073cm" svg:x2="17.292cm" svg:y2="2.811cm" draw:start-shape="id1" draw:start-glue-point="1" draw:end-shape="id2" draw:end-glue-point="3" svg:d="m15675 4073 1617-1262">
          <text:p/>
        </draw:connector>
        <draw:connector draw:style-name="gr3" draw:text-style-name="P6" draw:layer="layout" draw:type="line" svg:x1="23.075cm" svg:y1="3.973cm" svg:x2="21.646cm" svg:y2="2.811cm" draw:start-shape="id3" draw:end-shape="id2" svg:d="m23075 3973-1429-1162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wing container class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Containers</text:span> (<text:span text:style-name="T4">java.awt.Container</text:span>) hold other components</text:p>
                <text:list>
                  <text:list-item>
                    <text:p text:style-name="P1"><text:span text:style-name="T1">Swing</text:span> containers: <text:span text:style-name="T4">javax.swing.JComponent</text:span></text:p>
                    <text:list>
                      <text:list-item>
                        <text:p><text:span text:style-name="T6">e.g., both </text:span><text:span text:style-name="T7">JFrame</text:span><text:span text:style-name="T6"> and </text:span><text:span text:style-name="T7">JPanel</text:span></text:p>
                      </text:list-item>
                    </text:list>
                  </text:list-item>
                  <text:list-item>
                    <text:p text:style-name="P1">Every <text:span text:style-name="T4">JComponent</text:span> can have one <text:span text:style-name="T1">layout manager</text:span>: decides how to arrange widgets</text:p>
                  </text:list-item>
                </text:list>
              </text:list-item>
              <text:list-item>
                <text:p text:style-name="P1"><text:span text:style-name="T4">JFrame</text:span>: Swing <text:span text:style-name="T1">window</text:span></text:p>
                <text:list>
                  <text:list-item>
                    <text:p text:style-name="P1">Can only have <text:span text:style-name="T1">one</text:span> layout manager</text:p>
                  </text:list-item>
                  <text:list-item>
                    <text:p text:style-name="P1">But can <text:span text:style-name="T1">nest</text:span> <text:span text:style-name="T4">JPanels</text:span>, and<text:line-break/>each <text:span text:style-name="T4">JPanel</text:span> can have its own layout manage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wing / AWT class hierarchy</text:p>
          </draw:text-box>
        </draw:frame>
        <draw:custom-shape draw:style-name="gr4" draw:text-style-name="P7" draw:id="id5" draw:layer="layout" svg:width="4.178cm" svg:height="1.393cm" svg:x="2.924cm" svg:y="4.663cm">
          <text:p text:style-name="P7">Compon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id="id4" draw:layer="layout" svg:width="4.178cm" svg:height="1.392cm" svg:x="8.808cm" svg:y="6.789cm">
          <text:p text:style-name="P7">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id="id6" draw:layer="layout" svg:width="3.378cm" svg:height="1.219cm" svg:x="2.471cm" svg:y="8.981cm">
          <text:p text:style-name="P7">Wind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id="id7" draw:layer="layout" svg:width="2.923cm" svg:height="1.393cm" svg:x="2.718cm" svg:y="11.002cm">
          <text:p text:style-name="P7">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id="id8" draw:layer="layout" svg:width="3.377cm" svg:height="1.395cm" svg:x="4.179cm" svg:y="15.214cm">
          <text:p text:style-name="P7">J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id="id9" draw:layer="layout" svg:width="4.56cm" svg:height="1.393cm" svg:x="14.831cm" svg:y="9.437cm">
          <text:p text:style-name="P7">JCompon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id="id13" draw:layer="layout" svg:width="2.889cm" svg:height="1.393cm" svg:x="9.852cm" svg:y="12.396cm">
          <text:p text:style-name="P7">JPa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id="id10" draw:layer="layout" svg:width="4.56cm" svg:height="1.393cm" svg:x="11.385cm" svg:y="14.346cm">
          <text:p text:style-name="P7">JLab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id="id12" draw:layer="layout" svg:width="6.405cm" svg:height="1.393cm" svg:x="16.469cm" svg:y="14.346cm">
          <text:p text:style-name="P7">JTextCompon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id="id14" draw:layer="layout" svg:width="4.56cm" svg:height="1.393cm" svg:x="13.823cm" svg:y="17.375cm">
          <text:p text:style-name="P7">JTextF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id="id15" draw:layer="layout" svg:width="4.56cm" svg:height="1.393cm" svg:x="19.081cm" svg:y="17.341cm">
          <text:p text:style-name="P7">JTextAr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id="id11" draw:layer="layout" svg:width="5.709cm" svg:height="1.393cm" svg:x="20.818cm" svg:y="12.258cm">
          <text:p text:style-name="P7">Abstract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id="id16" draw:layer="layout" svg:width="2.994cm" svg:height="1.393cm" svg:x="23.846cm" svg:y="15.149cm">
          <text:p text:style-name="P7">J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.56cm" svg:height="1.393cm" svg:x="15.702cm" svg:y="4.355cm">
          <text:p text:style-name="P7">BorderLay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.56cm" svg:height="1.393cm" svg:x="15.457cm" svg:y="6.166cm">
          <text:p text:style-name="P7">FlowLay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.56cm" svg:height="1.393cm" svg:x="20.576cm" svg:y="4.356cm">
          <text:p text:style-name="P7">GridLay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5.188cm" svg:height="1.393cm" svg:x="20.261cm" svg:y="6.166cm">
          <text:p text:style-name="P7">GridBagLay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0.897cm" svg:y1="6.789cm" svg:x2="5.013cm" svg:y2="6.056cm" draw:start-shape="id4" draw:start-glue-point="0" draw:end-shape="id5" draw:end-glue-point="2" svg:d="m10897 6789-5884-733">
          <text:p/>
        </draw:connector>
        <draw:connector draw:style-name="gr5" draw:text-style-name="P6" draw:layer="layout" draw:type="line" svg:x1="10.897cm" svg:y1="8.181cm" svg:x2="4.16cm" svg:y2="8.981cm" draw:start-shape="id4" draw:start-glue-point="2" draw:end-shape="id6" draw:end-glue-point="0" svg:d="m10897 8181-6737 800">
          <text:p/>
        </draw:connector>
        <draw:connector draw:style-name="gr5" draw:text-style-name="P6" draw:layer="layout" draw:type="line" svg:x1="4.179cm" svg:y1="11.002cm" svg:x2="4.16cm" svg:y2="10.2cm" draw:start-shape="id7" draw:start-glue-point="0" draw:end-shape="id6" draw:end-glue-point="2" svg:d="m4179 11002-19-802">
          <text:p/>
        </draw:connector>
        <draw:connector draw:style-name="gr5" draw:text-style-name="P6" draw:layer="layout" draw:type="line" svg:x1="5.867cm" svg:y1="15.214cm" svg:x2="4.179cm" svg:y2="12.395cm" draw:start-shape="id8" draw:start-glue-point="0" draw:end-shape="id7" draw:end-glue-point="2" svg:d="m5867 15214-1688-2819">
          <text:p/>
        </draw:connector>
        <draw:connector draw:style-name="gr5" draw:text-style-name="P6" draw:layer="layout" draw:type="line" svg:x1="17.111cm" svg:y1="9.437cm" svg:x2="10.897cm" svg:y2="8.181cm" draw:start-shape="id9" draw:start-glue-point="0" draw:end-shape="id4" draw:end-glue-point="2" svg:d="m17111 9437-6214-1256">
          <text:p/>
        </draw:connector>
        <draw:connector draw:style-name="gr5" draw:text-style-name="P6" draw:layer="layout" draw:type="line" svg:x1="13.665cm" svg:y1="14.346cm" svg:x2="17.111cm" svg:y2="10.83cm" draw:start-shape="id10" draw:start-glue-point="0" draw:end-shape="id9" draw:end-glue-point="2" svg:d="m13665 14346 3446-3516">
          <text:p/>
        </draw:connector>
        <draw:connector draw:style-name="gr5" draw:text-style-name="P6" draw:layer="layout" draw:type="line" svg:x1="23.672cm" svg:y1="12.258cm" svg:x2="17.111cm" svg:y2="10.83cm" draw:start-shape="id11" draw:start-glue-point="0" draw:end-shape="id9" draw:end-glue-point="2" svg:d="m23672 12258-6561-1428">
          <text:p/>
        </draw:connector>
        <draw:connector draw:style-name="gr5" draw:text-style-name="P6" draw:layer="layout" draw:type="line" svg:x1="19.671cm" svg:y1="14.346cm" svg:x2="17.111cm" svg:y2="10.83cm" draw:start-shape="id12" draw:start-glue-point="0" draw:end-shape="id9" draw:end-glue-point="2" svg:d="m19671 14346-2560-3516">
          <text:p/>
        </draw:connector>
        <draw:connector draw:style-name="gr5" draw:text-style-name="P6" draw:layer="layout" draw:type="line" svg:x1="11.296cm" svg:y1="12.396cm" svg:x2="17.111cm" svg:y2="10.83cm" draw:start-shape="id13" draw:start-glue-point="0" draw:end-shape="id9" draw:end-glue-point="2" svg:d="m11296 12396 5815-1566">
          <text:p/>
        </draw:connector>
        <draw:connector draw:style-name="gr5" draw:text-style-name="P6" draw:layer="layout" draw:type="line" svg:x1="16.103cm" svg:y1="17.375cm" svg:x2="19.671cm" svg:y2="15.739cm" draw:start-shape="id14" draw:start-glue-point="0" draw:end-shape="id12" draw:end-glue-point="2" svg:d="m16103 17375 3568-1636">
          <text:p/>
        </draw:connector>
        <draw:connector draw:style-name="gr5" draw:text-style-name="P6" draw:layer="layout" draw:type="line" svg:x1="21.361cm" svg:y1="17.341cm" svg:x2="19.671cm" svg:y2="15.739cm" draw:start-shape="id15" draw:start-glue-point="0" draw:end-shape="id12" draw:end-glue-point="2" svg:d="m21361 17341-1690-1602">
          <text:p/>
        </draw:connector>
        <draw:connector draw:style-name="gr5" draw:text-style-name="P6" draw:layer="layout" draw:type="line" svg:x1="25.343cm" svg:y1="15.149cm" svg:x2="23.672cm" svg:y2="13.651cm" draw:start-shape="id16" draw:start-glue-point="0" draw:end-shape="id11" draw:end-glue-point="2" svg:d="m25343 15149-1671-1498">
          <text:p/>
        </draw:connector>
        <draw:path draw:style-name="gr6" draw:text-style-name="P6" draw:layer="layout" svg:width="27.71cm" svg:height="7.17cm" svg:x="0cm" svg:y="8.39cm" svg:viewBox="0 0 27711 7171" svg:d="m0 7171c10827-5709 15561-7171 15561-7171l12150 104">
          <text:p/>
        </draw:path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ayout managers</text:p>
          </draw:text-box>
        </draw:frame>
        <draw:frame presentation:style-name="pr7" draw:text-style-name="P3" draw:layer="layout" svg:width="25.199cm" svg:height="14.729cm" svg:x="1.4cm" svg:y="4.507cm" presentation:class="outline" presentation:user-transformed="true">
          <draw:text-box>
            <text:list text:style-name="L5">
              <text:list-item>
                <text:p text:style-name="P1"><text:span text:style-name="T1">Positions</text:span><text:span text:style-name="T3"> widgets within the </text:span><text:span text:style-name="T4">JPanel</text:span><text:span text:style-name="T3">/</text:span><text:span text:style-name="T4">JFrame</text:span></text:p>
                <text:list>
                  <text:list-item>
                    <text:p><text:span text:style-name="T3">The </text:span><text:span text:style-name="T1">panel</text:span><text:span text:style-name="T3"> calls </text:span><text:span text:style-name="T4">setLayout()</text:span><text:span text:style-name="T3">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8">setLayout( </text:span><text:span text:style-name="T9">new FlowLayout()</text:span><text:span text:style-name="T8"> );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3">Then </text:span><text:span text:style-name="T1">widgets</text:span><text:span text:style-name="T3"> are </text:span><text:span text:style-name="T4">add()</text:span><text:span text:style-name="T3">ed to the panel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8">add( </text:span><text:span text:style-name="T9">widget1</text:span><text:span text:style-name="T8">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"><text:span text:style-name="T1">FlowLayout</text:span>: simple <text:span text:style-name="T10">left-to-right</text:span></text:p>
              </text:list-item>
              <text:list-item>
                <text:p text:style-name="P1"><text:span text:style-name="T1">BorderLayout</text:span>: along the <text:span text:style-name="T10">edges</text:span></text:p>
              </text:list-item>
              <text:list-item>
                <text:p text:style-name="P1"><text:span text:style-name="T1">GridLayout</text:span>: regular grid of <text:span text:style-name="T10">equal-size </text:span>cells</text:p>
              </text:list-item>
              <text:list-item>
                <text:p text:style-name="P1"><text:span text:style-name="T1">GridBagLayout</text:span>: table of <text:span text:style-name="T10">unequal-size </text:span>cells</text:p>
              </text:list-item>
              <text:list-item>
                <text:p text:style-name="P1"><text:span text:style-name="T1">GroupLayout</text:span>: <text:span text:style-name="T10">hierarchical</text:span> grouping in each <text:span text:style-name="T10">axis</text:span></text:p>
              </text:list-item>
            </text:list>
          </draw:text-box>
        </draw:frame>
        <draw:custom-shape draw:style-name="gr7" draw:text-style-name="P6" draw:layer="layout" svg:width="6.394cm" svg:height="1.543cm" svg:x="20.781cm" svg:y="1.199cm">
          <text:p text:style-name="P6">Ref: <text:span text:style-name="T2"><text:a xlink:href="http://java.sun.com/docs/books/tutorial/uiswing/layout/">Java tutorial</text:a></text:span></text:p>
          <draw:enhanced-geometry svg:viewBox="0 0 21600 21600" draw:path-stretchpoint-x="10800" draw:path-stretchpoint-y="10800" draw:text-areas="?f3 ?f4 ?f5 ?f6" draw:type="round-rectangle" draw:modifiers="10030.56994818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FlowLayout</text:p>
          </draw:text-box>
        </draw:frame>
        <draw:frame presentation:style-name="pr9" draw:layer="layout" svg:width="25.199cm" svg:height="7.841cm" svg:x="1.4cm" svg:y="4.507cm" presentation:class="outline" presentation:user-transformed="true">
          <draw:text-box>
            <text:list text:style-name="L3">
              <text:list-item>
                <text:p><text:span text:style-name="T1">Default</text:span> and simplest layout</text:p>
              </text:list-item>
              <text:list-item>
                <text:p>Simple <text:span text:style-name="T1">left-to-right </text:span>horizontal arrangement</text:p>
              </text:list-item>
              <text:list-item>
                <text:p>Widgets laid out in the <text:span text:style-name="T1">order</text:span> they were <text:span text:style-name="T4">add()</text:span>ed</text:p>
              </text:list-item>
              <text:list-item>
                <text:p>If not enough space, flow continues on <text:span text:style-name="T1">next row</text:span></text:p>
              </text:list-item>
              <text:list-item>
                <text:p>Can<text:span text:style-name="T4"> setComponentOrientation()</text:span> to <text:span text:style-name="T1">right-to-left</text:span></text:p>
              </text:list-item>
            </text:list>
          </draw:text-box>
        </draw:frame>
        <draw:custom-shape draw:style-name="gr8" draw:text-style-name="P6" draw:layer="layout" svg:width="17.308cm" svg:height="6.835cm" svg:x="5.732cm" svg:y="12.4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78cm" svg:height="3.528cm" svg:x="7.315cm" svg:y="14.111cm">
          <text:p text:style-name="P6"><text:span text:style-name="T11">Widget 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165cm" svg:height="5.402cm" svg:x="16.206cm" svg:y="13.174cm">
          <text:p text:style-name="P6"><text:span text:style-name="T11">Widget 2</text:span></text:p>
          <draw:enhanced-geometry svg:viewBox="0 0 21600 21600" draw:type="rectangle" draw:enhanced-path="M 0 0 L 21600 0 21600 21600 0 21600 0 0 Z N"/>
        </draw:custom-shap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BorderLayout</text:p>
          </draw:text-box>
        </draw:frame>
        <draw:frame presentation:style-name="pr11" draw:layer="layout" svg:width="25.199cm" svg:height="6.297cm" svg:x="1.4cm" svg:y="4.507cm" presentation:class="outline" presentation:user-transformed="true">
          <draw:text-box>
            <text:list text:style-name="L3">
              <text:list-item>
                <text:p>Position widgets along the <text:span text:style-name="T1">edges</text:span> of the panel</text:p>
              </text:list-item>
              <text:list-item>
                <text:p>Often used to organize <text:span text:style-name="T1">sub-panels</text:span></text:p>
              </text:list-item>
              <text:list-item>
                <text:p>Edges: <text:span text:style-name="T10">north, south, east, west, center</text:span></text:p>
                <text:list>
                  <text:list-item>
                    <text:list>
                      <text:list-item>
                        <text:p><text:span text:style-name="T12">add</text:span><text:span text:style-name="T8">( widget1, </text:span><text:span text:style-name="T13">BorderLayout.NORTH</text:span><text:span text:style-name="T8"> 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515cm" svg:height="8.243cm" svg:x="3.241cm" svg:y="10.9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9"><text:span text:style-name="T14">BorderLayout.NORTH</text:span></text:p>
              </table:table-cell>
              <table:covered-table-cell/>
              <table:covered-table-cell/>
            </table:table-row>
            <table:table-row table:style-name="ro1">
              <table:table-cell table:style-name="ce2">
                <text:p text:style-name="P4"><text:span text:style-name="T15">.WEST</text:span></text:p>
              </table:table-cell>
              <table:table-cell table:style-name="ce3">
                <text:p text:style-name="P6"><text:span text:style-name="T14">BorderLayout.</text:span><text:span text:style-name="T14"><text:line-break/></text:span><text:span text:style-name="T14">CENTER</text:span></text:p>
              </table:table-cell>
              <table:table-cell table:style-name="ce4">
                <text:p text:style-name="P6"><text:span text:style-name="T15">.EAST</text:span></text:p>
              </table:table-cell>
            </table:table-row>
            <table:table-row table:style-name="ro2" table:default-cell-style-name="ce4">
              <table:table-cell table:number-columns-spanned="3">
                <text:p text:style-name="P6"><text:span text:style-name="T14">BorderLayout.SOUTH</text:span>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GridLayout</text:p>
          </draw:text-box>
        </draw:frame>
        <draw:frame presentation:style-name="pr12" draw:layer="layout" svg:width="25.199cm" svg:height="8.557cm" svg:x="1.4cm" svg:y="4.507cm" presentation:class="outline" presentation:user-transformed="true">
          <draw:text-box>
            <text:list text:style-name="L3">
              <text:list-item>
                <text:p>Uses a 2D <text:span text:style-name="T1">grid</text:span> (table) of <text:span text:style-name="T1">equal-size</text:span> cells</text:p>
              </text:list-item>
              <text:list-item>
                <text:p>Constructor specifies number of <text:span text:style-name="T1">rows</text:span>, <text:span text:style-name="T1">cols</text:span>: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16">setLayout( new GridLayout(</text:span><text:span text:style-name="T17">2</text:span><text:span text:style-name="T16">, </text:span><text:span text:style-name="T17">3</text:span><text:span text:style-name="T16">)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Widgets are added <text:span text:style-name="T1">in order</text:span>, from top-left cell across to top-right, then filling each row</text:p>
                <text:list>
                  <text:list-item>
                    <text:p>If too many widgets, adds <text:span text:style-name="T1">extra columns</text:span></text:p>
                  </text:list-item>
                </text:list>
              </text:list-item>
            </text:list>
          </draw:text-box>
        </draw:frame>
        <draw:frame draw:style-name="standard" draw:layer="layout" svg:width="21.105cm" svg:height="5.225cm" svg:x="3.037cm" svg:y="13.40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3" table:default-cell-style-name="ce2">
              <table:table-cell table:style-name="ce5">
                <text:p text:style-name="P4"><text:span text:style-name="T18">1</text:span></text:p>
              </table:table-cell>
              <table:table-cell>
                <text:p text:style-name="P4"><text:span text:style-name="T19">2</text:span></text:p>
              </table:table-cell>
              <table:table-cell>
                <text:p text:style-name="P4"><text:span text:style-name="T19">3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19">4</text:span></text:p>
              </table:table-cell>
              <table:table-cell>
                <text:p text:style-name="P4"><text:span text:style-name="T19">5</text:span></text:p>
              </table:table-cell>
              <table:table-cell>
                <text:p text:style-name="P4"><text:span text:style-name="T19">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GridBagLayout</text:p>
          </draw:text-box>
        </draw:frame>
        <draw:frame presentation:style-name="pr13" draw:layer="layout" svg:width="25.199cm" svg:height="14.016cm" svg:x="1.4cm" svg:y="4.507cm" presentation:class="outline">
          <draw:text-box>
            <text:list text:style-name="L3">
              <text:list-item>
                <text:p>Cells of a <text:span text:style-name="T1">rectangular</text:span> grid, but <text:span text:style-name="T1">not all equal</text:span> size</text:p>
              </text:list-item>
              <text:list-item>
                <text:p>Components can also <text:span text:style-name="T1">span</text:span> multiple cells</text:p>
              </text:list-item>
              <text:list-item>
                <text:p>More <text:span text:style-name="T1">flexible</text:span>, but more complex: cf <text:span text:style-name="T10">HTML tables</text:span></text:p>
              </text:list-item>
              <text:list-item>
                <text:p>Specify location of each widget via <text:span text:style-name="T1">constraints</text:span><text:span text:style-name="T3">: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8">GridBagConstraints </text:span><text:span text:style-name="T9">c</text:span><text:span text:style-name="T8"> = new GridBagC...();</text:span></text:p>
                      </text:list-item>
                      <text:list-item>
                        <text:p><text:span text:style-name="T9">c.gridx</text:span><text:span text:style-name="T8"> = 0; </text:span><text:span text:style-name="T9">c.gridy</text:span><text:span text:style-name="T8"> = 1; </text:span><text:span text:style-name="T9">c.gridheight</text:span><text:span text:style-name="T8"> = 2;</text:span></text:p>
                      </text:list-item>
                      <text:list-item>
                        <text:p><text:span text:style-name="T8">add( widget1, </text:span><text:span text:style-name="T9">c</text:span><text:span text:style-name="T8"> );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May include <text:span text:style-name="T1">weights</text:span> indicating relative amount of space to occupy: e.g., for <text:span text:style-name="T1">resiz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9">c.weightx </text:span><text:span text:style-name="T8">= 0.2;</text:span><text:span text:style-name="T8"><text:tab/></text:span><text:span text:style-name="T8"><text:tab/></text:span><text:span text:style-name="T8"><text:tab/></text:span><text:span text:style-name="T9">// get less spa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1.944cm" svg:height="3.662cm" svg:x="14.641cm" svg:y="0.64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3"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 table:number-rows-spanned="2"/>
              <table:table-cell/>
              <table:table-cell table:number-columns-spanned="2"/>
              <table:covered-table-cell/>
            </table:table-row>
            <table:table-row table:style-name="ro6" table:default-cell-style-name="ce3">
              <table:covered-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10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GroupLayout</text:p>
          </draw:text-box>
        </draw:frame>
        <draw:frame presentation:style-name="pr14" draw:layer="layout" svg:width="25.199cm" svg:height="13.418cm" svg:x="1.4cm" svg:y="4.507cm" presentation:class="outline" presentation:user-transformed="true">
          <draw:text-box>
            <text:list text:style-name="L3">
              <text:list-item>
                <text:p>Used in visual <text:span text:style-name="T1">GUI designer</text:span>: <text:span text:style-name="T2"><text:a xlink:href="http://netbeans.org/features/java/swing.html">NetBeans Matisse</text:a></text:span></text:p>
              </text:list-item>
              <text:list-item>
                <text:p>Specify <text:span text:style-name="T1">horizontal</text:span> and <text:span text:style-name="T1">vertical</text:span> axes separately</text:p>
              </text:list-item>
              <text:list-item>
                <text:p>Specify <text:span text:style-name="T1">groups</text:span>:</text:p>
                <text:list>
                  <text:list-item>
                    <text:p><text:span text:style-name="T1">Sequential</text:span> (left-to-right / top-to-bot) or</text:p>
                  </text:list-item>
                  <text:list-item>
                    <text:p><text:span text:style-name="T1">Parallel</text:span> (aligned on top of each other)</text:p>
                  </text:list-item>
                </text:list>
                <text:p/>
              </text:list-item>
              <text:list-item>
                <text:p>In pseudocode:</text:p>
              </text:list-item>
              <text:list-item>
                <text:p><text:span text:style-name="T20">x: </text:span><text:span text:style-name="T21">Seq(</text:span><text:span text:style-name="T20"> c1, c2, </text:span><text:span text:style-name="T21">Par(</text:span><text:span text:style-name="T20"> c3, c4 </text:span><text:span text:style-name="T21">) )</text:span></text:p>
              </text:list-item>
              <text:list-item>
                <text:p><text:span text:style-name="T20">y: </text:span><text:span text:style-name="T21">Seq( Par( </text:span><text:span text:style-name="T20">c1, c2, c3 </text:span><text:span text:style-name="T21">)</text:span><text:span text:style-name="T20">, c4</text:span><text:span text:style-name="T21"> )</text:span></text:p>
              </text:list-item>
            </text:list>
          </draw:text-box>
        </draw:frame>
        <draw:custom-shape draw:style-name="gr10" draw:text-style-name="P12" draw:layer="layout" svg:width="5.512cm" svg:height="2.205cm" svg:x="13.229cm" svg:y="12.899cm">
          <text:p text:style-name="P11"><text:span text:style-name="T15">C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4.133cm" svg:height="2.645cm" svg:x="22.711cm" svg:y="12.679cm">
          <text:p text:style-name="P11"><text:span text:style-name="T15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3.418cm" svg:height="1.322cm" svg:x="19.017cm" svg:y="13.34cm">
          <text:p text:style-name="P11"><text:span text:style-name="T15">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423cm" svg:height="3.607cm" svg:x="23.566cm" svg:y="15.48cm">
          <text:p text:style-name="P11"><text:span text:style-name="T15">C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12.502cm" svg:y1="13.936cm" svg:x2="27.716cm" svg:y2="13.936cm">
          <text:p/>
        </draw:line>
        <draw:line draw:style-name="gr11" draw:text-style-name="P6" draw:layer="layout" svg:x1="24.768cm" svg:y1="12.062cm" svg:x2="24.786cm" svg:y2="19.569cm">
          <text:p/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 xmlns:text="urn:oasis:names:tc:opendocument:xmlns:text:1.0">
    <meta:generator>OpenOffice.org/3.2$Linux OpenOffice.org_project/320m12$Build-9483</meta:generator>
    <meta:initial-creator>Sean Ho</meta:initial-creator>
    <meta:creation-date>2008-02-04T14:24:38</meta:creation-date>
    <dc:creator>sean ho</dc:creator>
    <dc:date>2010-02-12T16:44:58</dc:date>
    <meta:editing-cycles>23</meta:editing-cycles>
    <meta:editing-duration>PT24H58M45S</meta:editing-duration>
    <meta:document-statistic meta:object-count="248"/>
    <meta:user-defined meta:name="Info 1"/>
    <meta:user-defined meta:name="Info 2"/>
    <meta:user-defined meta:name="Info 3"/>
    <meta:user-defined meta:name="Info 4"/>
  </office:meta>
</office:document-meta>
</file>